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Update.updateByNamedParam( Map &lt; String , ? &gt; paramMap , KeyHolder generatedKey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qlUpdate.checkRowsAffected( int rowsAffect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qlUpdate.update( String p1 , String p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Update.update( int p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Update.setMaxRowsAffected( int maxRowsAff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Update.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Update.update( Object [ ] params , KeyHolder generatedKeyHol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qlUpdate.update( long p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Update.SqlUpdate( DataSource ds , String sql , int [ ]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Update.update( long p1 , long p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Update.update( Object ...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Update.updateByNamedParam( Map &lt; String , ? &gt; param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qlUpdate.update( String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Update.setRequiredRowsAffected( int requiredRowsAff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Update.Sql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qlUpdate.SqlUpdate( DataSource ds ,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Update.update( int p1 , int p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Update.SqlUpdate( DataSource ds , String sql , int [ ] types , int maxRowsAff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